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s/>* C Program to Implement a Queue using an Array</text:p>
      <text:p text:style-name="Standard"><text:s/>*/</text:p>
      <text:p text:style-name="Standard">#include &lt;stdio.h&gt;</text:p>
      <text:p text:style-name="Standard"><text:s/></text:p>
      <text:p text:style-name="Standard">#define MAX 3</text:p>
      <text:p text:style-name="Standard"><text:s/></text:p>
      <text:p text:style-name="Standard">void insert();</text:p>
      <text:p text:style-name="Standard">void delete();</text:p>
      <text:p text:style-name="Standard">void display();</text:p>
      <text:p text:style-name="Standard">int queue_array[MAX];</text:p>
      <text:p text:style-name="Standard">int rear = - 1;</text:p>
      <text:p text:style-name="Standard">int front = 0;</text:p>
      <text:p text:style-name="Standard">main()</text:p>
      <text:p text:style-name="Standard">{</text:p>
      <text:p text:style-name="Standard"><text:s text:c="4"/>int choice;</text:p>
      <text:p text:style-name="Standard"><text:s text:c="4"/>while (1)</text:p>
      <text:p text:style-name="Standard"><text:s text:c="4"/>{</text:p>
      <text:p text:style-name="Standard"><text:s text:c="8"/>printf("1.Insert element to queue \n");</text:p>
      <text:p text:style-name="Standard"><text:s text:c="8"/>printf("2.Delete element from queue \n");</text:p>
      <text:p text:style-name="Standard"><text:s text:c="8"/>printf("3.Display all elements of queue \n");</text:p>
      <text:p text:style-name="Standard"><text:s text:c="8"/>printf("4.Quit \n");</text:p>
      <text:p text:style-name="Standard"><text:s text:c="8"/>printf("Enter your choice : ");</text:p>
      <text:p text:style-name="Standard"><text:s text:c="8"/>scanf("%d", &amp;choice);</text:p>
      <text:p text:style-name="Standard"><text:s text:c="8"/>switch (choice)</text:p>
      <text:p text:style-name="Standard"><text:s text:c="8"/>{</text:p>
      <text:p text:style-name="Standard"><text:s text:c="12"/>case 1:</text:p>
      <text:p text:style-name="Standard"><text:s text:c="12"/>insert();</text:p>
      <text:p text:style-name="Standard"><text:s text:c="12"/>break;</text:p>
      <text:p text:style-name="Standard"><text:s text:c="12"/>case 2:</text:p>
      <text:p text:style-name="Standard"><text:s text:c="12"/>delete();</text:p>
      <text:p text:style-name="Standard"><text:s text:c="12"/>break;</text:p>
      <text:p text:style-name="Standard"><text:s text:c="12"/>case 3:</text:p>
      <text:p text:style-name="Standard"><text:s text:c="12"/>display();</text:p>
      <text:p text:style-name="Standard"><text:s text:c="12"/>break;</text:p>
      <text:p text:style-name="Standard"><text:s text:c="12"/>case 4:</text:p>
      <text:p text:style-name="Standard"><text:s text:c="12"/>exit(1);</text:p>
      <text:p text:style-name="Standard"><text:s text:c="12"/>default:</text:p>
      <text:p text:style-name="Standard"><text:s text:c="12"/>printf("Wrong choice \n");</text:p>
      <text:p text:style-name="Standard"><text:s text:c="8"/>} /* End of switch */</text:p>
      <text:p text:style-name="Standard"><text:s text:c="4"/>} /* End of while */</text:p>
      <text:p text:style-name="Standard">} /* End of main() */</text:p>
      <text:p text:style-name="Standard"><text:s/></text:p>
      <text:p text:style-name="Standard">void insert()</text:p>
      <text:p text:style-name="Standard">{</text:p>
      <text:p text:style-name="Standard"><text:s text:c="4"/>int add_item;</text:p>
      <text:p text:style-name="Standard"><text:s text:c="4"/>if (rear == MAX - 1)</text:p>
      <text:p text:style-name="Standard"><text:s text:c="4"/>printf("Queue Overflow \n");</text:p>
      <text:p text:style-name="Standard"><text:s text:c="4"/>else</text:p>
      <text:p text:style-name="Standard"><text:soft-page-break/><text:s text:c="4"/>{</text:p>
      <text:p text:style-name="Standard"><text:s text:c="8"/>// if (front == 0)</text:p>
      <text:p text:style-name="Standard"><text:s text:c="8"/>/*If queue is initially empty */</text:p>
      <text:p text:style-name="Standard"><text:s text:c="8"/>printf("Inset the element in queue : ");</text:p>
      <text:p text:style-name="Standard"><text:s text:c="8"/>scanf("%d", &amp;add_item);</text:p>
      <text:p text:style-name="Standard"><text:s text:c="8"/>rear = rear + 1;</text:p>
      <text:p text:style-name="Standard"><text:s text:c="8"/>queue_array[rear] = add_item;</text:p>
      <text:p text:style-name="Standard"><text:s text:c="4"/>}</text:p>
      <text:p text:style-name="Standard">} /* End of insert() */</text:p>
      <text:p text:style-name="Standard"><text:s/></text:p>
      <text:p text:style-name="Standard">void delete()</text:p>
      <text:p text:style-name="Standard">{</text:p>
      <text:p text:style-name="Standard"><text:s text:c="4"/>if ( front &gt; rear)</text:p>
      <text:p text:style-name="Standard"><text:s text:c="4"/>{</text:p>
      <text:p text:style-name="Standard"><text:s text:c="8"/>printf("Queue Underflow \n");</text:p>
      <text:p text:style-name="Standard"><text:s text:c="8"/>return 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Element deleted from queue is : %d\n", queue_array[front]);</text:p>
      <text:p text:style-name="Standard"><text:s text:c="8"/>front = front + 1;</text:p>
      <text:p text:style-name="Standard"><text:s text:c="4"/>}</text:p>
      <text:p text:style-name="Standard">} /* End of delete() */</text:p>
      <text:p text:style-name="Standard"><text:s/></text:p>
      <text:p text:style-name="Standard">void display()</text:p>
      <text:p text:style-name="Standard">{</text:p>
      <text:p text:style-name="Standard"><text:s text:c="4"/>int i;</text:p>
      <text:p text:style-name="Standard"><text:s text:c="4"/>if (front == 0 &amp;&amp; front &gt; rear)</text:p>
      <text:p text:style-name="Standard"><text:s text:c="8"/>printf("Queue is empty \n");</text:p>
      <text:p text:style-name="Standard"><text:s text:c="4"/>else</text:p>
      <text:p text:style-name="Standard"><text:s text:c="4"/>{</text:p>
      <text:p text:style-name="Standard"><text:s text:c="8"/>printf("Queue is : \n");</text:p>
      <text:p text:style-name="Standard"><text:s text:c="8"/>for (i = front; i &lt;= rear; i++)</text:p>
      <text:p text:style-name="Standard"><text:s text:c="12"/>printf("%d ", queue_array[i]);</text:p>
      <text:p text:style-name="Standard"><text:s text:c="8"/>printf("\n");</text:p>
      <text:p text:style-name="Standard"><text:s text:c="4"/>}</text:p>
      <text:p text:style-name="Standard">} /* End of display() *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8:53:30.749994827</meta:creation-date>
    <dc:date>2022-12-07T18:34:55.812006234</dc:date>
    <meta:editing-duration>PT9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86" meta:word-count="236" meta:character-count="1692" meta:non-whitespace-character-count="1094"/>
  </office:meta>
</office:document-meta>
</file>